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288683024537" calcext:value-type="float">
            <text:p>2.26289</text:p>
          </table:table-cell>
          <table:table-cell office:value-type="float" office:value="2.42638801952929" calcext:value-type="float">
            <text:p>2.42639</text:p>
          </table:table-cell>
          <table:table-cell office:value-type="float" office:value="3.95952804206309" calcext:value-type="float">
            <text:p>3.95953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973606242697" calcext:value-type="float">
            <text:p>2.25974</text:p>
          </table:table-cell>
          <table:table-cell office:value-type="float" office:value="2.41935236187615" calcext:value-type="float">
            <text:p>2.41935</text:p>
          </table:table-cell>
          <table:table-cell office:value-type="float" office:value="3.95966574862293" calcext:value-type="float">
            <text:p>3.95967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148058960887" calcext:value-type="float">
            <text:p>2.25148</text:p>
          </table:table-cell>
          <table:table-cell office:value-type="float" office:value="2.41367577766658" calcext:value-type="float">
            <text:p>2.41368</text:p>
          </table:table-cell>
          <table:table-cell office:value-type="float" office:value="3.87322867150363" calcext:value-type="float">
            <text:p>3.8732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243495121341" calcext:value-type="float">
            <text:p>2.25243</text:p>
          </table:table-cell>
          <table:table-cell office:value-type="float" office:value="2.40355443666083" calcext:value-type="float">
            <text:p>2.40355</text:p>
          </table:table-cell>
          <table:table-cell office:value-type="float" office:value="3.90461721290968" calcext:value-type="float">
            <text:p>3.90462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103332499166" calcext:value-type="float">
            <text:p>2.21103</text:p>
          </table:table-cell>
          <table:table-cell office:value-type="float" office:value="2.36297172172172" calcext:value-type="float">
            <text:p>2.36297</text:p>
          </table:table-cell>
          <table:table-cell office:value-type="float" office:value="3.52601476476477" calcext:value-type="float">
            <text:p>3.52601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585971388055" calcext:value-type="float">
            <text:p>2.21586</text:p>
          </table:table-cell>
          <table:table-cell office:value-type="float" office:value="2.36228165665666" calcext:value-type="float">
            <text:p>2.36228</text:p>
          </table:table-cell>
          <table:table-cell office:value-type="float" office:value="3.50941566566567" calcext:value-type="float">
            <text:p>3.50942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3442598848849" calcext:value-type="float">
            <text:p>2.33443</text:p>
          </table:table-cell>
          <table:table-cell office:value-type="float" office:value="2.4248380672339" calcext:value-type="float">
            <text:p>2.42484</text:p>
          </table:table-cell>
          <table:table-cell office:value-type="float" office:value="4.37574324324324" calcext:value-type="float">
            <text:p>4.37574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270462707759" calcext:value-type="float">
            <text:p>2.2527</text:p>
          </table:table-cell>
          <table:table-cell office:value-type="float" office:value="2.32338908377182" calcext:value-type="float">
            <text:p>2.32339</text:p>
          </table:table-cell>
          <table:table-cell office:value-type="float" office:value="3.41886118767226" calcext:value-type="float">
            <text:p>3.41886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251876876877" calcext:value-type="float">
            <text:p>2.32252</text:p>
          </table:table-cell>
          <table:table-cell office:value-type="float" office:value="2.40603687020354" calcext:value-type="float">
            <text:p>2.40604</text:p>
          </table:table-cell>
          <table:table-cell office:value-type="float" office:value="4.35940690690691" calcext:value-type="float">
            <text:p>4.35941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207352450121" calcext:value-type="float">
            <text:p>2.22207</text:p>
          </table:table-cell>
          <table:table-cell office:value-type="float" office:value="2.319723265715" calcext:value-type="float">
            <text:p>2.31972</text:p>
          </table:table-cell>
          <table:table-cell office:value-type="float" office:value="3.77107438016529" calcext:value-type="float">
            <text:p>3.77107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2617872944319" calcext:value-type="float">
            <text:p>2.22618</text:p>
          </table:table-cell>
          <table:table-cell office:value-type="float" office:value="2.31459262041907" calcext:value-type="float">
            <text:p>2.31459</text:p>
          </table:table-cell>
          <table:table-cell office:value-type="float" office:value="3.696940896569" calcext:value-type="float">
            <text:p>3.69694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349348534202" calcext:value-type="float">
            <text:p>2.23349</text:p>
          </table:table-cell>
          <table:table-cell office:value-type="float" office:value="2.30167773323311" calcext:value-type="float">
            <text:p>2.30168</text:p>
          </table:table-cell>
          <table:table-cell office:value-type="float" office:value="3.48059634176898" calcext:value-type="float">
            <text:p>3.4806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8062312218327" calcext:value-type="float">
            <text:p>2.28062</text:p>
          </table:table-cell>
          <table:table-cell office:value-type="float" office:value="2.34376189283926" calcext:value-type="float">
            <text:p>2.34376</text:p>
          </table:table-cell>
          <table:table-cell office:value-type="float" office:value="4.27224461692539" calcext:value-type="float">
            <text:p>4.27224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014139139139" calcext:value-type="float">
            <text:p>2.27014</text:p>
          </table:table-cell>
          <table:table-cell office:value-type="float" office:value="2.446122997998" calcext:value-type="float">
            <text:p>2.44612</text:p>
          </table:table-cell>
          <table:table-cell office:value-type="float" office:value="4.31743493493494" calcext:value-type="float">
            <text:p>4.31743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88738315807" calcext:value-type="float">
            <text:p>2.26887</text:p>
          </table:table-cell>
          <table:table-cell office:value-type="float" office:value="2.34257573860791" calcext:value-type="float">
            <text:p>2.34258</text:p>
          </table:table-cell>
          <table:table-cell office:value-type="float" office:value="4.2606509764647" calcext:value-type="float">
            <text:p>4.26065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275661077744" calcext:value-type="float">
            <text:p>2.26276</text:p>
          </table:table-cell>
          <table:table-cell office:value-type="float" office:value="2.44920618535202" calcext:value-type="float">
            <text:p>2.44921</text:p>
          </table:table-cell>
          <table:table-cell office:value-type="float" office:value="4.32995870870871" calcext:value-type="float">
            <text:p>4.32996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925095977299" calcext:value-type="float">
            <text:p>2.25925</text:p>
          </table:table-cell>
          <table:table-cell office:value-type="float" office:value="2.33242937322651" calcext:value-type="float">
            <text:p>2.33243</text:p>
          </table:table-cell>
          <table:table-cell office:value-type="float" office:value="3.81798072108162" calcext:value-type="float">
            <text:p>3.81798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632803371724" calcext:value-type="float">
            <text:p>2.25633</text:p>
          </table:table-cell>
          <table:table-cell office:value-type="float" office:value="2.32364995409781" calcext:value-type="float">
            <text:p>2.32365</text:p>
          </table:table-cell>
          <table:table-cell office:value-type="float" office:value="3.73809339008513" calcext:value-type="float">
            <text:p>3.73809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612048845545" calcext:value-type="float">
            <text:p>2.25612</text:p>
          </table:table-cell>
          <table:table-cell office:value-type="float" office:value="2.4907313286655" calcext:value-type="float">
            <text:p>2.49073</text:p>
          </table:table-cell>
          <table:table-cell office:value-type="float" office:value="4.35012878219555" calcext:value-type="float">
            <text:p>4.3501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41668750521" calcext:value-type="float">
            <text:p>2.25417</text:p>
          </table:table-cell>
          <table:table-cell office:value-type="float" office:value="2.50368644244394" calcext:value-type="float">
            <text:p>2.50369</text:p>
          </table:table-cell>
          <table:table-cell office:value-type="float" office:value="4.35730807701926" calcext:value-type="float">
            <text:p>4.3573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097399349838" calcext:value-type="float">
            <text:p>2.25097</text:p>
          </table:table-cell>
          <table:table-cell office:value-type="float" office:value="2.41966189464033" calcext:value-type="float">
            <text:p>2.41966</text:p>
          </table:table-cell>
          <table:table-cell office:value-type="float" office:value="4.02963115778945" calcext:value-type="float">
            <text:p>4.0296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4894520176755" calcext:value-type="float">
            <text:p>2.24895</text:p>
          </table:table-cell>
          <table:table-cell office:value-type="float" office:value="2.243891008004" calcext:value-type="float">
            <text:p>2.24389</text:p>
          </table:table-cell>
          <table:table-cell office:value-type="float" office:value="3.60613806903452" calcext:value-type="float">
            <text:p>3.6061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217998496994" calcext:value-type="float">
            <text:p>2.24218</text:p>
          </table:table-cell>
          <table:table-cell office:value-type="float" office:value="2.19460389529058" calcext:value-type="float">
            <text:p>2.1946</text:p>
          </table:table-cell>
          <table:table-cell office:value-type="float" office:value="3.11048096192385" calcext:value-type="float">
            <text:p>3.11048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23353515462199" calcext:value-type="float">
            <text:p>2.23354</text:p>
          </table:table-cell>
          <table:table-cell office:value-type="float" office:value="2.42227411019422" calcext:value-type="float">
            <text:p>2.42227</text:p>
          </table:table-cell>
          <table:table-cell office:value-type="float" office:value="3.96448112028007" calcext:value-type="float">
            <text:p>3.9644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791322744706" calcext:value-type="float">
            <text:p>2.23791</text:p>
          </table:table-cell>
          <table:table-cell office:value-type="float" office:value="2.23343557195264" calcext:value-type="float">
            <text:p>2.23344</text:p>
          </table:table-cell>
          <table:table-cell office:value-type="float" office:value="3.61487743871936" calcext:value-type="float">
            <text:p>3.6148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738004259584" calcext:value-type="float">
            <text:p>2.22738</text:p>
          </table:table-cell>
          <table:table-cell office:value-type="float" office:value="2.18018510398396" calcext:value-type="float">
            <text:p>2.18019</text:p>
          </table:table-cell>
          <table:table-cell office:value-type="float" office:value="3.27838386369331" calcext:value-type="float">
            <text:p>3.27838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2731702989312" calcext:value-type="float">
            <text:p>2.22732</text:p>
          </table:table-cell>
          <table:table-cell office:value-type="float" office:value="2.21409235136941" calcext:value-type="float">
            <text:p>2.21409</text:p>
          </table:table-cell>
          <table:table-cell office:value-type="float" office:value="3.09894038076152" calcext:value-type="float">
            <text:p>3.09894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139584899357" calcext:value-type="float">
            <text:p>2.2214</text:p>
          </table:table-cell>
          <table:table-cell office:value-type="float" office:value="2.19792136473733" calcext:value-type="float">
            <text:p>2.19792</text:p>
          </table:table-cell>
          <table:table-cell office:value-type="float" office:value="3.23133425206715" calcext:value-type="float">
            <text:p>3.23133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804193763548" calcext:value-type="float">
            <text:p>2.21804</text:p>
          </table:table-cell>
          <table:table-cell office:value-type="float" office:value="2.3254343838586" calcext:value-type="float">
            <text:p>2.32543</text:p>
          </table:table-cell>
          <table:table-cell office:value-type="float" office:value="3.36784892446223" calcext:value-type="float">
            <text:p>3.3678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144213136617" calcext:value-type="float">
            <text:p>2.21144</text:p>
          </table:table-cell>
          <table:table-cell office:value-type="float" office:value="2.21325716845878" calcext:value-type="float">
            <text:p>2.21326</text:p>
          </table:table-cell>
          <table:table-cell office:value-type="float" office:value="3.70319329832458" calcext:value-type="float">
            <text:p>3.7031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058702175544" calcext:value-type="float">
            <text:p>2.21059</text:p>
          </table:table-cell>
          <table:table-cell office:value-type="float" office:value="2.10098316245728" calcext:value-type="float">
            <text:p>2.10098</text:p>
          </table:table-cell>
          <table:table-cell office:value-type="float" office:value="3.20314828707177" calcext:value-type="float">
            <text:p>3.2031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1035757462064" calcext:value-type="float">
            <text:p>2.21036</text:p>
          </table:table-cell>
          <table:table-cell office:value-type="float" office:value="2.339153014007" calcext:value-type="float">
            <text:p>2.33915</text:p>
          </table:table-cell>
          <table:table-cell office:value-type="float" office:value="3.37447223611806" calcext:value-type="float">
            <text:p>3.3744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984617308654" calcext:value-type="float">
            <text:p>2.20985</text:p>
          </table:table-cell>
          <table:table-cell office:value-type="float" office:value="2.3213118017342" calcext:value-type="float">
            <text:p>2.32131</text:p>
          </table:table-cell>
          <table:table-cell office:value-type="float" office:value="3.17082916458229" calcext:value-type="float">
            <text:p>3.1708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639590628648" calcext:value-type="float">
            <text:p>2.2064</text:p>
          </table:table-cell>
          <table:table-cell office:value-type="float" office:value="2.31635713690178" calcext:value-type="float">
            <text:p>2.31636</text:p>
          </table:table-cell>
          <table:table-cell office:value-type="float" office:value="3.19275012506253" calcext:value-type="float">
            <text:p>3.1927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525100025006" calcext:value-type="float">
            <text:p>2.20525</text:p>
          </table:table-cell>
          <table:table-cell office:value-type="float" office:value="2.2075364674502" calcext:value-type="float">
            <text:p>2.20754</text:p>
          </table:table-cell>
          <table:table-cell office:value-type="float" office:value="3.65575143785946" calcext:value-type="float">
            <text:p>3.6557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324933299983" calcext:value-type="float">
            <text:p>2.20325</text:p>
          </table:table-cell>
          <table:table-cell office:value-type="float" office:value="2.28826538269135" calcext:value-type="float">
            <text:p>2.28827</text:p>
          </table:table-cell>
          <table:table-cell office:value-type="float" office:value="3.5736268134067" calcext:value-type="float">
            <text:p>3.5736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24396724181" calcext:value-type="float">
            <text:p>2.20244</text:p>
          </table:table-cell>
          <table:table-cell office:value-type="float" office:value="2.11741133199967" calcext:value-type="float">
            <text:p>2.11741</text:p>
          </table:table-cell>
          <table:table-cell office:value-type="float" office:value="2.82458364591148" calcext:value-type="float">
            <text:p>2.8245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0232891556222" calcext:value-type="float">
            <text:p>2.20233</text:p>
          </table:table-cell>
          <table:table-cell office:value-type="float" office:value="2.10738580478453" calcext:value-type="float">
            <text:p>2.10739</text:p>
          </table:table-cell>
          <table:table-cell office:value-type="float" office:value="3.1967904476119" calcext:value-type="float">
            <text:p>3.1967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018957395364" calcext:value-type="float">
            <text:p>2.20019</text:p>
          </table:table-cell>
          <table:table-cell office:value-type="float" office:value="2.2708378147407" calcext:value-type="float">
            <text:p>2.27084</text:p>
          </table:table-cell>
          <table:table-cell office:value-type="float" office:value="3.5812743871936" calcext:value-type="float">
            <text:p>3.5812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54358381262" calcext:value-type="float">
            <text:p>2.19544</text:p>
          </table:table-cell>
          <table:table-cell office:value-type="float" office:value="2.28860902725681" calcext:value-type="float">
            <text:p>2.28861</text:p>
          </table:table-cell>
          <table:table-cell office:value-type="float" office:value="3.00647161790448" calcext:value-type="float">
            <text:p>3.0064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9338949320663" calcext:value-type="float">
            <text:p>2.19339</text:p>
          </table:table-cell>
          <table:table-cell office:value-type="float" office:value="2.2744728890556" calcext:value-type="float">
            <text:p>2.27447</text:p>
          </table:table-cell>
          <table:table-cell office:value-type="float" office:value="2.98151287821956" calcext:value-type="float">
            <text:p>2.9815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8591106109861" calcext:value-type="float">
            <text:p>2.18591</text:p>
          </table:table-cell>
          <table:table-cell office:value-type="float" office:value="2.14426189880804" calcext:value-type="float">
            <text:p>2.14426</text:p>
          </table:table-cell>
          <table:table-cell office:value-type="float" office:value="2.89359964991248" calcext:value-type="float">
            <text:p>2.893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535782840928" calcext:value-type="float">
            <text:p>2.18536</text:p>
          </table:table-cell>
          <table:table-cell office:value-type="float" office:value="2.32348230679352" calcext:value-type="float">
            <text:p>2.32348</text:p>
          </table:table-cell>
          <table:table-cell office:value-type="float" office:value="3.33481597396094" calcext:value-type="float">
            <text:p>3.33482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292221245605" calcext:value-type="float">
            <text:p>2.18292</text:p>
          </table:table-cell>
          <table:table-cell office:value-type="float" office:value="2.2570817637703" calcext:value-type="float">
            <text:p>2.25708</text:p>
          </table:table-cell>
          <table:table-cell office:value-type="float" office:value="3.00857232546459" calcext:value-type="float">
            <text:p>3.00857</text:p>
          </table:table-cell>
          <table:table-cell office:value-type="float" office:value="9556800" calcext:value-type="float">
            <text:p>9556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255182265599" calcext:value-type="float">
            <text:p>2.18255</text:p>
          </table:table-cell>
          <table:table-cell office:value-type="float" office:value="2.27369671755088" calcext:value-type="float">
            <text:p>2.2737</text:p>
          </table:table-cell>
          <table:table-cell office:value-type="float" office:value="3.06146771771772" calcext:value-type="float">
            <text:p>3.0614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713849265933" calcext:value-type="float">
            <text:p>2.17714</text:p>
          </table:table-cell>
          <table:table-cell office:value-type="float" office:value="2.25725913413413" calcext:value-type="float">
            <text:p>2.25726</text:p>
          </table:table-cell>
          <table:table-cell office:value-type="float" office:value="3.0914476976977" calcext:value-type="float">
            <text:p>3.09145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7392715134773" calcext:value-type="float">
            <text:p>2.17393</text:p>
          </table:table-cell>
          <table:table-cell office:value-type="float" office:value="2.25161759166248" calcext:value-type="float">
            <text:p>2.25162</text:p>
          </table:table-cell>
          <table:table-cell office:value-type="float" office:value="2.94508663987946" calcext:value-type="float">
            <text:p>2.94509</text:p>
          </table:table-cell>
          <table:table-cell office:value-type="float" office:value="9556800" calcext:value-type="float">
            <text:p>9556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169199182925" calcext:value-type="float">
            <text:p>2.16169</text:p>
          </table:table-cell>
          <table:table-cell office:value-type="float" office:value="2.21568805235951" calcext:value-type="float">
            <text:p>2.21569</text:p>
          </table:table-cell>
          <table:table-cell office:value-type="float" office:value="2.76505752876438" calcext:value-type="float">
            <text:p>2.7650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5525453102815" calcext:value-type="float">
            <text:p>2.15525</text:p>
          </table:table-cell>
          <table:table-cell office:value-type="float" office:value="2.36175749603274" calcext:value-type="float">
            <text:p>2.36176</text:p>
          </table:table-cell>
          <table:table-cell office:value-type="float" office:value="3.2746128789777" calcext:value-type="float">
            <text:p>3.27461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522540299006" calcext:value-type="float">
            <text:p>2.15523</text:p>
          </table:table-cell>
          <table:table-cell office:value-type="float" office:value="2.34629144742337" calcext:value-type="float">
            <text:p>2.34629</text:p>
          </table:table-cell>
          <table:table-cell office:value-type="float" office:value="3.25384865948384" calcext:value-type="float">
            <text:p>3.25385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5269216324487" calcext:value-type="float">
            <text:p>2.15269</text:p>
          </table:table-cell>
          <table:table-cell office:value-type="float" office:value="2.32420818728092" calcext:value-type="float">
            <text:p>2.32421</text:p>
          </table:table-cell>
          <table:table-cell office:value-type="float" office:value="3.35937531296945" calcext:value-type="float">
            <text:p>3.35938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15042125229281" calcext:value-type="float">
            <text:p>2.15042</text:p>
          </table:table-cell>
          <table:table-cell office:value-type="float" office:value="2.21900783725196" calcext:value-type="float">
            <text:p>2.21901</text:p>
          </table:table-cell>
          <table:table-cell office:value-type="float" office:value="2.75833916958479" calcext:value-type="float">
            <text:p>2.7583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522130532633" calcext:value-type="float">
            <text:p>2.14522</text:p>
          </table:table-cell>
          <table:table-cell office:value-type="float" office:value="2.24381605818121" calcext:value-type="float">
            <text:p>2.24382</text:p>
          </table:table-cell>
          <table:table-cell office:value-type="float" office:value="3.26993873468367" calcext:value-type="float">
            <text:p>3.2699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636757219162" calcext:value-type="float">
            <text:p>2.13637</text:p>
          </table:table-cell>
          <table:table-cell office:value-type="float" office:value="2.19580255800367" calcext:value-type="float">
            <text:p>2.1958</text:p>
          </table:table-cell>
          <table:table-cell office:value-type="float" office:value="2.67759514271407" calcext:value-type="float">
            <text:p>2.6776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2953440577533" calcext:value-type="float">
            <text:p>2.12953</text:p>
          </table:table-cell>
          <table:table-cell office:value-type="float" office:value="2.18405107661492" calcext:value-type="float">
            <text:p>2.18405</text:p>
          </table:table-cell>
          <table:table-cell office:value-type="float" office:value="2.70870180270406" calcext:value-type="float">
            <text:p>2.7087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2889409852463" calcext:value-type="float">
            <text:p>2.12889</text:p>
          </table:table-cell>
          <table:table-cell office:value-type="float" office:value="2.17226962990748" calcext:value-type="float">
            <text:p>2.17227</text:p>
          </table:table-cell>
          <table:table-cell office:value-type="float" office:value="2.75738434608652" calcext:value-type="float">
            <text:p>2.7573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746040676836" calcext:value-type="float">
            <text:p>2.12746</text:p>
          </table:table-cell>
          <table:table-cell office:value-type="float" office:value="2.24062484371093" calcext:value-type="float">
            <text:p>2.24062</text:p>
          </table:table-cell>
          <table:table-cell office:value-type="float" office:value="3.26445611402851" calcext:value-type="float">
            <text:p>3.2644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2314797449362" calcext:value-type="float">
            <text:p>2.12315</text:p>
          </table:table-cell>
          <table:table-cell office:value-type="float" office:value="2.1853509210636" calcext:value-type="float">
            <text:p>2.18535</text:p>
          </table:table-cell>
          <table:table-cell office:value-type="float" office:value="2.7324943735934" calcext:value-type="float">
            <text:p>2.7324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1504526491448" calcext:value-type="float">
            <text:p>2.11505</text:p>
          </table:table-cell>
          <table:table-cell office:value-type="float" office:value="2.26113850646642" calcext:value-type="float">
            <text:p>2.26114</text:p>
          </table:table-cell>
          <table:table-cell office:value-type="float" office:value="3.42095744680851" calcext:value-type="float">
            <text:p>3.42096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448738005841" calcext:value-type="float">
            <text:p>2.11449</text:p>
          </table:table-cell>
          <table:table-cell office:value-type="float" office:value="2.26768335419274" calcext:value-type="float">
            <text:p>2.26768</text:p>
          </table:table-cell>
          <table:table-cell office:value-type="float" office:value="3.38499874843554" calcext:value-type="float">
            <text:p>3.385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1" calcext:value-type="float">
            <text:p>1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4" calcext:value-type="float">
            <text:p>4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5" calcext:value-type="float">
            <text:p>5</text:p>
          </table:table-cell>
          <table:table-cell table:formula="of:=SUM([.K1:.K5])" office:value-type="float" office:value="5" calcext:value-type="float">
            <text:p>5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4" calcext:value-type="float">
            <text:p>4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4" calcext:value-type="float">
            <text:p>4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1" calcext:value-type="float">
            <text:p>1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4" calcext:value-type="float">
            <text:p>4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1" calcext:value-type="float">
            <text:p>1</text:p>
          </table:table-cell>
          <table:table-cell table:formula="of:=SUM([.AI1:.AI5])" office:value-type="float" office:value="4" calcext:value-type="float">
            <text:p>4</text:p>
          </table:table-cell>
          <table:table-cell table:formula="of:=SUM([.AJ1:.AJ5])" office:value-type="float" office:value="5" calcext:value-type="float">
            <text:p>5</text:p>
          </table:table-cell>
          <table:table-cell table:formula="of:=SUM([.AK1:.AK5])" office:value-type="float" office:value="1" calcext:value-type="float">
            <text:p>1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4" calcext:value-type="float">
            <text:p>4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1" calcext:value-type="float">
            <text:p>1</text:p>
          </table:table-cell>
          <table:table-cell table:formula="of:=SUM([.AP1:.AP5])" office:value-type="float" office:value="1" calcext:value-type="float">
            <text:p>1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0" calcext:value-type="float">
            <text:p>0</text:p>
          </table:table-cell>
          <table:table-cell table:formula="of:=SUM([.AV1:.AV5])" office:value-type="float" office:value="2" calcext:value-type="float">
            <text:p>2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4" calcext:value-type="float">
            <text:p>4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0" calcext:value-type="float">
            <text:p>0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1" calcext:value-type="float">
            <text:p>1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0" calcext:value-type="float">
            <text:p>0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4" calcext:value-type="float">
            <text:p>4</text:p>
          </table:table-cell>
          <table:table-cell table:formula="of:=SUM([.BP1:.BP5])" office:value-type="float" office:value="1" calcext:value-type="float">
            <text:p>1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09:52:24.930676184</dc:date>
    <meta:document-statistic meta:table-count="1" meta:cell-count="4640" meta:object-count="0"/>
    <meta:generator>LibreOffice/4.2.8.2$Linux_X86_64 LibreOffice_project/420m0$Build-2</meta:generator>
  </office:meta>
</office:document-meta>
</file>